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2300dc" draw:textarea-horizontal-align="center" draw:textarea-vertical-align="middl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none" draw:fill="solid"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svg:stroke-width="0.15cm" draw:marker-start="Arrow" draw:marker-start-width="0.5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2pt" style:font-size-asian="22pt" style:font-size-complex="22pt"/>
    </style:style>
    <style:style style:name="P3" style:family="paragraph">
      <style:paragraph-properties fo:text-align="center"/>
      <style:text-properties fo:color="#000000" fo:font-size="22pt" style:font-size-asian="22pt" style:font-size-complex="22pt"/>
    </style:style>
    <style:style style:name="P4" style:family="paragraph">
      <style:text-properties fo:color="#000000" fo:font-size="22pt" style:font-size-asian="22pt" style:font-size-complex="22p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6.6cm" svg:height="12cm" svg:x="14cm" svg:y="7cm">
          <text:p/>
        </draw:rect>
        <draw:rect draw:style-name="gr2" draw:text-style-name="P1" draw:layer="layout" svg:width="5.5cm" svg:height="9.5cm" svg:x="14.6cm" svg:y="9cm">
          <text:p/>
        </draw:rect>
        <draw:custom-shape draw:style-name="gr3" draw:text-style-name="P1" draw:layer="layout" svg:width="4.5cm" svg:height="1.5cm" svg:x="15.1cm" svg:y="10.9cm">
          <text:p text:style-name="P1">Versão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1.5cm" svg:x="15.1cm" svg:y="13.5cm">
          <text:p text:style-name="P1">Versão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1.5cm" svg:x="15.1cm" svg:y="16.2cm">
          <text:p text:style-name="P1">Versão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3cm" svg:y1="12.5cm" svg:x2="17.3cm" svg:y2="13.5cm">
          <text:p/>
        </draw:line>
        <draw:line draw:style-name="gr4" draw:text-style-name="P1" draw:layer="layout" svg:x1="17.3cm" svg:y1="15.2cm" svg:x2="17.3cm" svg:y2="16.2cm">
          <text:p/>
        </draw:line>
        <draw:frame draw:style-name="gr5" draw:text-style-name="P2" draw:layer="layout" svg:width="5cm" svg:height="1.5cm" svg:x="15.1cm" svg:y="9.3cm">
          <draw:text-box>
            <text:p text:style-name="P2">Repositório</text:p>
          </draw:text-box>
        </draw:frame>
        <draw:frame draw:style-name="gr5" draw:text-style-name="P3" draw:layer="layout" svg:width="4.8cm" svg:height="1.987cm" svg:x="14.9cm" svg:y="7.013cm">
          <draw:text-box>
            <text:p text:style-name="P3"><text:span text:style-name="T1">Computador Servidor</text:span></text:p>
          </draw:text-box>
        </draw:frame>
        <draw:rect draw:style-name="gr1" draw:text-style-name="P1" draw:layer="layout" svg:width="6.5cm" svg:height="15cm" svg:x="4.5cm" svg:y="15.5cm">
          <text:p/>
        </draw:rect>
        <draw:rect draw:style-name="gr2" draw:text-style-name="P1" draw:layer="layout" svg:width="5.5cm" svg:height="9.5cm" svg:x="5cm" svg:y="17cm">
          <text:p/>
        </draw:rect>
        <draw:custom-shape draw:style-name="gr3" draw:text-style-name="P1" draw:layer="layout" svg:width="4.5cm" svg:height="1.5cm" svg:x="5.5cm" svg:y="18.9cm">
          <text:p text:style-name="P1">Versão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1.5cm" svg:x="5.5cm" svg:y="21.5cm">
          <text:p text:style-name="P1">Versão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1.5cm" svg:x="5.5cm" svg:y="24.2cm">
          <text:p text:style-name="P1">Versão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7cm" svg:y1="20.5cm" svg:x2="7.7cm" svg:y2="21.5cm">
          <text:p/>
        </draw:line>
        <draw:line draw:style-name="gr4" draw:text-style-name="P1" draw:layer="layout" svg:x1="7.7cm" svg:y1="23.2cm" svg:x2="7.7cm" svg:y2="24.2cm">
          <text:p/>
        </draw:line>
        <draw:frame draw:style-name="gr5" draw:text-style-name="P2" draw:layer="layout" svg:width="5cm" svg:height="1.5cm" svg:x="5.5cm" svg:y="17.3cm">
          <draw:text-box>
            <text:p text:style-name="P2">Repositório</text:p>
          </draw:text-box>
        </draw:frame>
        <draw:frame draw:style-name="gr5" draw:text-style-name="P4" draw:layer="layout" svg:width="5.5cm" svg:height="1.5cm" svg:x="5.2cm" svg:y="15.8cm">
          <draw:text-box>
            <text:p text:style-name="P4"><text:span text:style-name="T1">Computador 1</text:span></text:p>
          </draw:text-box>
        </draw:frame>
        <draw:custom-shape draw:style-name="gr6" draw:text-style-name="P1" draw:layer="layout" svg:width="4.5cm" svg:height="1.5cm" svg:x="5.5cm" svg:y="28cm">
          <text:p text:style-name="P1">arquiv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7.7cm" svg:y1="25.8cm" svg:x2="7.7cm" svg:y2="28cm">
          <text:p/>
        </draw:line>
        <draw:rect draw:style-name="gr1" draw:text-style-name="P1" draw:layer="layout" svg:width="6.5cm" svg:height="15cm" svg:x="23.4cm" svg:y="15.5cm">
          <text:p/>
        </draw:rect>
        <draw:rect draw:style-name="gr2" draw:text-style-name="P1" draw:layer="layout" svg:width="5.5cm" svg:height="9.5cm" svg:x="23.9cm" svg:y="17cm">
          <text:p/>
        </draw:rect>
        <draw:custom-shape draw:style-name="gr3" draw:text-style-name="P1" draw:layer="layout" svg:width="4.5cm" svg:height="1.5cm" svg:x="24.4cm" svg:y="18.9cm">
          <text:p text:style-name="P1">Versão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1.5cm" svg:x="24.4cm" svg:y="21.5cm">
          <text:p text:style-name="P1">Versão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1.5cm" svg:x="24.4cm" svg:y="24.2cm">
          <text:p text:style-name="P1">Versão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6.6cm" svg:y1="20.5cm" svg:x2="26.6cm" svg:y2="21.5cm">
          <text:p/>
        </draw:line>
        <draw:line draw:style-name="gr4" draw:text-style-name="P1" draw:layer="layout" svg:x1="26.6cm" svg:y1="23.2cm" svg:x2="26.6cm" svg:y2="24.2cm">
          <text:p/>
        </draw:line>
        <draw:frame draw:style-name="gr5" draw:text-style-name="P2" draw:layer="layout" svg:width="5cm" svg:height="1.5cm" svg:x="24.4cm" svg:y="17.3cm">
          <draw:text-box>
            <text:p text:style-name="P2">Repositório</text:p>
          </draw:text-box>
        </draw:frame>
        <draw:frame draw:style-name="gr5" draw:text-style-name="P4" draw:layer="layout" svg:width="5.5cm" svg:height="1.5cm" svg:x="24.1cm" svg:y="15.8cm">
          <draw:text-box>
            <text:p text:style-name="P4"><text:span text:style-name="T1">Computador 2</text:span></text:p>
          </draw:text-box>
        </draw:frame>
        <draw:custom-shape draw:style-name="gr6" draw:text-style-name="P1" draw:layer="layout" svg:width="4.5cm" svg:height="1.5cm" svg:x="24.4cm" svg:y="28cm">
          <text:p text:style-name="P1">arquiv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6.6cm" svg:y1="25.8cm" svg:x2="26.6cm" svg:y2="28cm">
          <text:p/>
        </draw:line>
        <draw:line draw:style-name="gr7" draw:text-style-name="P1" draw:layer="layout" svg:x1="11cm" svg:y1="18.5cm" svg:x2="14cm" svg:y2="17cm">
          <text:p/>
        </draw:line>
        <draw:line draw:style-name="gr7" draw:text-style-name="P1" draw:layer="layout" svg:x1="23.4cm" svg:y1="18.5cm" svg:x2="20.6cm" svg:y2="17cm">
          <text:p/>
        </draw:line>
        <draw:line draw:style-name="gr7" draw:text-style-name="P1" draw:layer="layout" svg:x1="11cm" svg:y1="24.1cm" svg:x2="23.5cm" svg:y2="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ernando Castor</meta:initial-creator>
    <meta:creation-date>2012-04-19T21:32:16</meta:creation-date>
    <dc:date>2012-04-19T21:55:32</dc:date>
    <dc:creator>Fernando Castor</dc:creator>
    <meta:editing-duration>PT00H23M16S</meta:editing-duration>
    <meta:editing-cycles>3</meta:editing-cycles>
    <meta:generator>BrOffice.org/3.1$Unix OpenOffice.org_project/310m11$Build-9399</meta:generator>
    <meta:document-statistic meta:object-count="34"/>
  </office:meta>
</office:document-meta>
</file>